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2" fo:font-size="14pt" officeooo:rsid="0023c786" officeooo:paragraph-rsid="0023c786" style:font-size-asian="14pt" style:font-size-complex="14pt"/>
    </style:style>
    <style:style style:name="P2" style:family="paragraph" style:parent-style-name="Text_20_body" style:list-style-name="L1">
      <style:text-properties style:font-name="Times New Roman2" fo:font-size="14pt" officeooo:rsid="0023c786" officeooo:paragraph-rsid="0023c786" style:font-size-asian="14pt" style:font-size-complex="14pt"/>
    </style:style>
    <style:style style:name="P3" style:family="paragraph" style:parent-style-name="Title" style:master-page-name="First_20_Page">
      <style:paragraph-properties fo:text-align="center" style:justify-single-word="false" style:page-number="auto"/>
      <style:text-properties style:font-name="Times New Roman2" fo:font-size="16pt" fo:font-weight="bold" officeooo:rsid="0020df9c" officeooo:paragraph-rsid="0023c786" style:font-size-asian="16pt" style:font-weight-asian="bold" style:font-size-complex="16pt" style:font-weight-complex="bold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.5pt" style:font-size-asian="8.5pt" style:font-size-complex="8.5pt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style:paragraph-properties fo:text-align="justify" style:writing-mode="lr-tb"/>
    </style:style>
    <style:style style:name="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4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5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6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7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8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4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5" svg:x1="2.608cm" svg:y1="24.885cm" svg:x2="2.61cm" svg:y2="26.353cm">
          <text:p/>
        </draw:line>
        <draw:line draw:style-name="gr3" draw:text-style-name="P5" svg:x1="1.71cm" svg:y1="24.871cm" svg:x2="19.982cm" svg:y2="24.871cm">
          <text:p/>
        </draw:line>
        <draw:line draw:style-name="gr3" draw:text-style-name="P5" svg:x1="3.699cm" svg:y1="24.897cm" svg:x2="3.701cm" svg:y2="28.855cm">
          <text:p/>
        </draw:line>
        <draw:line draw:style-name="gr3" draw:text-style-name="P5" svg:x1="6.201cm" svg:y1="24.897cm" svg:x2="6.203cm" svg:y2="28.855cm">
          <text:p/>
        </draw:line>
        <draw:line draw:style-name="gr3" draw:text-style-name="P5" svg:x1="7.7cm" svg:y1="24.897cm" svg:x2="7.702cm" svg:y2="28.855cm">
          <text:p/>
        </draw:line>
        <draw:line draw:style-name="gr3" draw:text-style-name="P5" svg:x1="8.702cm" svg:y1="24.885cm" svg:x2="8.704cm" svg:y2="28.841cm">
          <text:p/>
        </draw:line>
        <draw:line draw:style-name="gr3" draw:text-style-name="P5" svg:x1="16.204cm" svg:y1="26.379cm" svg:x2="16.208cm" svg:y2="27.36cm">
          <text:p/>
        </draw:line>
        <draw:line draw:style-name="gr4" draw:text-style-name="P5" svg:x1="1.71cm" svg:y1="27.869cm" svg:x2="8.683cm" svg:y2="27.871cm">
          <text:p/>
        </draw:line>
        <draw:line draw:style-name="gr4" draw:text-style-name="P5" svg:x1="1.71cm" svg:y1="28.37cm" svg:x2="8.683cm" svg:y2="28.37cm">
          <text:p/>
        </draw:line>
        <draw:frame draw:style-name="gr5" draw:text-style-name="P5" svg:width="0.809cm" svg:height="0.436cm" svg:x="1.751cm" svg:y="25.905cm">
          <draw:text-box>
            <text:p text:style-name="P5"><text:span text:style-name="T1">Изм</text:span></text:p>
          </draw:text-box>
        </draw:frame>
        <draw:frame draw:style-name="gr5" draw:text-style-name="P5" svg:width="1.006cm" svg:height="0.436cm" svg:x="2.663cm" svg:y="25.905cm">
          <draw:text-box>
            <text:p text:style-name="P5"><text:span text:style-name="T1">Лист</text:span></text:p>
          </draw:text-box>
        </draw:frame>
        <draw:frame draw:style-name="gr5" draw:text-style-name="P5" svg:width="2.354cm" svg:height="0.436cm" svg:x="3.776cm" svg:y="25.905cm">
          <draw:text-box>
            <text:p text:style-name="P5"><text:span text:style-name="T1">№ </text:span><text:span text:style-name="T1">докум.</text:span></text:p>
          </draw:text-box>
        </draw:frame>
        <draw:frame draw:style-name="gr5" draw:text-style-name="P6" svg:width="1.403cm" svg:height="0.436cm" svg:x="6.251cm" svg:y="25.905cm">
          <draw:text-box>
            <text:p text:style-name="P5"><text:span text:style-name="T2">Подпись</text:span></text:p>
          </draw:text-box>
        </draw:frame>
        <draw:frame draw:style-name="gr5" draw:text-style-name="P7" svg:width="0.914cm" svg:height="0.436cm" svg:x="7.745cm" svg:y="25.905cm">
          <draw:text-box>
            <text:p text:style-name="P5"><text:span text:style-name="T3">Дата</text:span></text:p>
          </draw:text-box>
        </draw:frame>
        <draw:frame draw:style-name="gr5" draw:text-style-name="P5" svg:width="1.35cm" svg:height="0.436cm" svg:x="16.266cm" svg:y="26.395cm">
          <draw:text-box>
            <text:p text:style-name="P5"><text:span text:style-name="T1">Лист</text:span></text:p>
          </draw:text-box>
        </draw:frame>
        <draw:custom-shape draw:style-name="gr6" draw:text-style-name="P4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8" svg:width="11.127cm" svg:height="0.675cm" svg:x="8.803cm" svg:y="25.307cm">
          <draw:text-box>
            <text:p text:style-name="P8"><text:span text:style-name="T4">Заключение</text:span></text:p>
          </draw:text-box>
        </draw:frame>
        <draw:line draw:style-name="gr3" draw:text-style-name="P5" svg:x1="1.713cm" svg:y1="26.37cm" svg:x2="19.985cm" svg:y2="26.37cm">
          <text:p/>
        </draw:line>
        <draw:line draw:style-name="gr3" draw:text-style-name="P5" svg:x1="1.72cm" svg:y1="25.876cm" svg:x2="8.693cm" svg:y2="25.876cm">
          <text:p/>
        </draw:line>
        <draw:line draw:style-name="gr4" draw:text-style-name="P5" svg:x1="1.71cm" svg:y1="25.37cm" svg:x2="8.683cm" svg:y2="25.37cm">
          <text:p/>
        </draw:line>
        <draw:line draw:style-name="gr4" draw:text-style-name="P5" svg:x1="1.71cm" svg:y1="27.37cm" svg:x2="8.683cm" svg:y2="27.37cm">
          <text:p/>
        </draw:line>
        <draw:line draw:style-name="gr4" draw:text-style-name="P5" svg:x1="1.71cm" svg:y1="26.866cm" svg:x2="8.683cm" svg:y2="26.866cm">
          <text:p/>
        </draw:line>
        <draw:g draw:style-name="gr7">
          <draw:frame draw:style-name="gr5" draw:text-style-name="P9" svg:width="1.945cm" svg:height="0.438cm" svg:x="1.727cm" svg:y="26.418cm">
            <draw:text-box>
              <text:p text:style-name="P9"><text:span text:style-name="T1"><text:s/></text:span><text:span text:style-name="T1">Разраб.</text:span></text:p>
            </draw:text-box>
          </draw:frame>
        </draw:g>
        <draw:g draw:style-name="gr7">
          <draw:frame draw:style-name="gr5" draw:text-style-name="P9" svg:width="1.945cm" svg:height="0.436cm" svg:x="1.727cm" svg:y="26.899cm">
            <draw:text-box>
              <text:p text:style-name="P9"><text:span text:style-name="T1"><text:s/></text:span><text:span text:style-name="T5">Руковод</text:span><text:span text:style-name="T1">.</text:span></text:p>
            </draw:text-box>
          </draw:frame>
        </draw:g>
        <draw:g draw:style-name="gr7">
          <draw:frame draw:style-name="gr5" draw:text-style-name="P9" svg:width="1.945cm" svg:height="0.436cm" svg:x="1.727cm" svg:y="27.402cm">
            <draw:text-box>
              <text:p text:style-name="P9"><text:span text:style-name="T5"><text:s/></text:span><text:span text:style-name="T5">Консул</text:span><text:span text:style-name="T1">.</text:span></text:p>
            </draw:text-box>
          </draw:frame>
        </draw:g>
        <draw:g draw:style-name="gr7">
          <draw:frame draw:style-name="gr5" draw:text-style-name="P9" svg:width="1.945cm" svg:height="0.438cm" svg:x="1.727cm" svg:y="27.899cm">
            <draw:text-box>
              <text:p text:style-name="P9"><text:span text:style-name="T1"><text:s/></text:span><text:span text:style-name="T1">Н. Контр.</text:span></text:p>
            </draw:text-box>
          </draw:frame>
          <draw:custom-shape draw:style-name="gr6" draw:text-style-name="P4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9" svg:width="1.945cm" svg:height="0.436cm" svg:x="1.727cm" svg:y="28.379cm">
            <draw:text-box>
              <text:p text:style-name="P9"><text:span text:style-name="T1"><text:s/></text:span><text:span text:style-name="T5">Зав.каф</text:span><text:span text:style-name="T1">.</text:span></text:p>
            </draw:text-box>
          </draw:frame>
          <draw:frame draw:style-name="gr5" draw:text-style-name="P9" svg:width="2.352cm" svg:height="0.436cm" svg:x="3.771cm" svg:y="28.379cm">
            <draw:text-box>
              <text:p text:style-name="P9"><text:span text:style-name="T5">Поляков В.М.</text:span></text:p>
            </draw:text-box>
          </draw:frame>
        </draw:g>
        <draw:line draw:style-name="gr3" draw:text-style-name="P5" svg:x1="14.703cm" svg:y1="26.379cm" svg:x2="14.705cm" svg:y2="28.841cm">
          <text:p/>
        </draw:line>
        <draw:frame draw:style-name="gr5" draw:text-style-name="P5" svg:width="5.758cm" svg:height="2.276cm" svg:x="8.828cm" svg:y="26.485cm">
          <draw:text-box>
            <text:p text:style-name="P5"><text:span text:style-name="T6">ПРОГРАММНОЕ ОБЕСПЕЧЕНИЕ ДЛЯ АВТОМАТИЧЕСКОЙ АВТОРИЗАЦИИ ПОЛЬЗОВАТЕЛЕЙ ОС UNIX</text:span></text:p>
          </draw:text-box>
        </draw:frame>
        <draw:line draw:style-name="gr3" draw:text-style-name="P5" svg:x1="14.715cm" svg:y1="26.871cm" svg:x2="19.994cm" svg:y2="26.871cm">
          <text:p/>
        </draw:line>
        <draw:line draw:style-name="gr3" draw:text-style-name="P5" svg:x1="14.711cm" svg:y1="27.37cm" svg:x2="19.99cm" svg:y2="27.372cm">
          <text:p/>
        </draw:line>
        <draw:line draw:style-name="gr3" draw:text-style-name="P5" svg:x1="17.703cm" svg:y1="26.379cm" svg:x2="17.705cm" svg:y2="27.36cm">
          <text:p/>
        </draw:line>
        <draw:frame draw:style-name="gr5" draw:text-style-name="P5" svg:width="1.348cm" svg:height="0.436cm" svg:x="14.783cm" svg:y="26.395cm">
          <draw:text-box>
            <text:p text:style-name="P5"><text:span text:style-name="T1">Лит.</text:span></text:p>
          </draw:text-box>
        </draw:frame>
        <draw:frame draw:style-name="gr5" draw:text-style-name="P5" svg:width="2.13cm" svg:height="0.436cm" svg:x="17.776cm" svg:y="26.395cm">
          <draw:text-box>
            <text:p text:style-name="P5"><text:span text:style-name="T1">Листов</text:span></text:p>
          </draw:text-box>
        </draw:frame>
        <draw:custom-shape draw:style-name="gr6" draw:text-style-name="P4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5" svg:x1="15.206cm" svg:y1="26.883cm" svg:x2="15.208cm" svg:y2="27.361cm">
          <text:p/>
        </draw:line>
        <draw:line draw:style-name="gr4" draw:text-style-name="P5" svg:x1="15.703cm" svg:y1="26.883cm" svg:x2="15.705cm" svg:y2="27.361cm">
          <text:p/>
        </draw:line>
        <draw:frame draw:style-name="gr5" draw:text-style-name="P5" svg:width="5.134cm" svg:height="0.623cm" svg:x="14.783cm" svg:y="27.758cm">
          <draw:text-box>
            <text:p text:style-name="P5"><text:span text:style-name="T7">СКФ БГТУ им. В.Г.Шухова, ПВ-41</text:span></text:p>
          </draw:text-box>
        </draw:frame>
      </draw:g>
      <text:h text:style-name="P3" text:outline-level="1" text:is-list-header="true">Заключение</text:h>
      <text:p text:style-name="P1">В данной работе разработано программное обеспечение для автоматической авторизации пользователей ОС Unix по изображению лица.</text:p>
      <text:p text:style-name="P1">Данный программный продукт полностью удовлетворяет требованиям, предъявленным к проектируемой системе и описанным в техническом задании на разработку продукта.</text:p>
      <text:p text:style-name="P1">В результате разработки программного обеспечения, решены следующие задачи:</text:p>
      <text:list xml:id="list225729282" text:style-name="L1">
        <text:list-item>
          <text:p text:style-name="P2">Обоснована актуальность темы;</text:p>
        </text:list-item>
        <text:list-item>
          <text:p text:style-name="P2">Проведен анализ существующих систем;</text:p>
        </text:list-item>
        <text:list-item>
          <text:p text:style-name="P2">Разработана модульная структура ПО;</text:p>
        </text:list-item>
        <text:list-item>
          <text:p text:style-name="P2">Составлена диаграмма классов;</text:p>
        </text:list-item>
        <text:list-item>
          <text:p text:style-name="P2">Разработан пользовательский интерфейс;</text:p>
        </text:list-item>
        <text:list-item>
          <text:p text:style-name="P2">Выполнена программная реализация продук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4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1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Список литературы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0:52:08</dc:date>
    <meta:editing-duration>PT06H39M38S</meta:editing-duration>
    <meta:editing-cycles>119</meta:editing-cycles>
    <meta:document-statistic meta:table-count="0" meta:image-count="0" meta:object-count="0" meta:page-count="1" meta:paragraph-count="10" meta:word-count="69" meta:character-count="583"/>
    <meta:user-defined meta:name="Поле 1"/>
    <meta:user-defined meta:name="Поле 2"/>
    <meta:user-defined meta:name="Поле 3"/>
    <meta:user-defined meta:name="Поле 4"/>
  </office:meta>
</office:document-meta>
</file>